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Ultrafine_20_Dashed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Ultrafine_20_2_20_Dots_20_3_20_Dashes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Ultrafine_20_2_20_Dots_20_3_20_Dashes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draw:stroke-dash="Line_20_Style_20_9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fo:min-height="1.7cm"/>
    </style:style>
    <style:style style:name="gr30" style:family="graphic" style:parent-style-name="objectwithoutfill">
      <style:graphic-properties draw:stroke="solid" draw:stroke-dash="Ultrafine_20_Dashed"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1cm"/>
    </style:style>
    <style:style style:name="gr33" style:family="graphic" style:parent-style-name="Object_20_with_20_no_20_fill_20_and_20_no_20_line">
      <style:graphic-properties draw:textarea-vertical-align="middle" draw:ole-draw-aspect="1"/>
    </style:style>
    <style:style style:name="gr34" style:family="graphic" style:parent-style-name="standard">
      <style:graphic-properties draw:stroke="none" svg:stroke-color="#000000" draw:fill="none" draw:fill-color="#ffffff" fo:min-height="1.068cm"/>
    </style:style>
    <style:style style:name="gr3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color="#333333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8pt" style:font-size-asian="8pt" style:font-size-complex="8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400h11500v1000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In-Memory</text:span></text:p>
          <text:p text:style-name="P3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custom-shape draw:style-name="gr9" draw:text-style-name="P9" draw:layer="layout" svg:width="3.2cm" svg:height="4cm" svg:x="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7.3cm">
          <text:p text:style-name="P1"><text:span text:style-name="T8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2.4cm" svg:y="5.3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7.0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7.367cm" svg:y="8.215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67cm" svg:y="6.215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cm">
          <text:p text:style-name="P1"><text:span text:style-name="T8">Leech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3cm" svg:y1="5.4cm" svg:x2="7.3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4.2cm" svg:y1="5.4cm" svg:x2="7.6cm" svg:y2="2.7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1" draw:text-style-name="P11" draw:layer="layout" svg:x1="8.4cm" svg:y1="6.2cm" svg:x2="8.4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8.9cm" svg:y1="6.2cm" svg:x2="8.9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2" draw:text-style-name="P11" draw:layer="layout" svg:x1="9.9cm" svg:y1="2.2cm" svg:x2="14.2cm" svg:y2="5.3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3" draw:text-style-name="P11" draw:layer="layout" svg:x1="9.5cm" svg:y1="2.7cm" svg:x2="13.167cm" svg:y2="5.3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4" draw:text-style-name="P11" draw:layer="layout" svg:x1="9.8cm" svg:y1="7.3cm" svg:x2="12.4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5" draw:text-style-name="P11" draw:layer="layout" svg:x1="5cm" svg:y1="7.9cm" svg:x2="7.6cm" svg:y2="7.4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0" draw:text-style-name="P11" xml:id="id20" draw:id="id20" draw:layer="layout" svg:width="1.9cm" svg:height="0.9cm" svg:x="6.1cm" svg:y="15.1cm">
          <text:p text:style-name="P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2" draw:id="id22" draw:layer="layout" svg:width="1.9cm" svg:height="0.9cm" svg:x="2.1cm" svg:y="13.1cm">
          <text:p text:style-name="P1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9" draw:id="id19" draw:layer="layout" svg:width="1.9cm" svg:height="0.9cm" svg:x="2.1cm" svg:y="15.1cm">
          <text:p text:style-name="P1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1" draw:id="id21" draw:layer="layout" svg:width="1.9cm" svg:height="0.9cm" svg:x="6.1cm" svg:y="13.1cm">
          <text:p text:style-name="P1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8" draw:id="id8" draw:layer="layout" svg:width="1.9cm" svg:height="0.9cm" svg:x="10.1cm" svg:y="14.1cm">
          <text:p text:style-name="P1"><text:span text:style-name="T9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9" draw:id="id9" draw:layer="layout" svg:width="1.9cm" svg:height="0.9cm" svg:x="13.1cm" svg:y="14.1cm">
          <text:p text:style-name="P1"><text:span text:style-name="T9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7" draw:id="id7" draw:layer="layout" svg:width="1.9cm" svg:height="0.9cm" svg:x="13.1cm" svg:y="12.1cm">
          <text:p text:style-name="P1"><text:span text:style-name="T9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0" draw:id="id10" draw:layer="layout" svg:width="1.9cm" svg:height="0.9cm" svg:x="16.1cm" svg:y="14.1cm">
          <text:p text:style-name="P1"><text:span text:style-name="T9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3.378cm" svg:y1="12.869cm" svg:x2="11.05cm" svg:y2="14.1cm" draw:start-shape="id7" draw:start-glue-point="7" draw:end-shape="id8" draw:end-glue-point="4" svg:d="M13378 12869l-2328 1231" svg:viewBox="0 0 2329 1232">
          <text:p/>
        </draw:connector>
        <draw:connector draw:style-name="gr16" draw:text-style-name="P1" draw:layer="layout" draw:type="line" svg:x1="14.05cm" svg:y1="13cm" svg:x2="14.05cm" svg:y2="14.1cm" draw:start-shape="id7" draw:start-glue-point="8" draw:end-shape="id9" draw:end-glue-point="4" svg:d="M14050 13000v1100" svg:viewBox="0 0 1 1101">
          <text:p/>
        </draw:connector>
        <draw:connector draw:style-name="gr16" draw:text-style-name="P1" draw:layer="layout" draw:type="line" svg:x1="14.722cm" svg:y1="12.869cm" svg:x2="17.05cm" svg:y2="14.1cm" draw:start-shape="id7" draw:start-glue-point="9" draw:end-shape="id10" draw:end-glue-point="4" svg:d="M14722 12869l2328 1231" svg:viewBox="0 0 2329 1232">
          <text:p/>
        </draw:connector>
        <draw:custom-shape draw:style-name="gr10" draw:text-style-name="P11" xml:id="id11" draw:id="id11" draw:layer="layout" svg:width="1.9cm" svg:height="0.9cm" svg:x="11.1cm" svg:y="18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4" draw:id="id14" draw:layer="layout" svg:width="1.9cm" svg:height="0.9cm" svg:x="13.1cm" svg:y="16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3" draw:id="id13" draw:layer="layout" svg:width="1.9cm" svg:height="0.9cm" svg:x="15.1cm" svg:y="18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2" draw:id="id12" draw:layer="layout" svg:width="1.9cm" svg:height="0.9cm" svg:x="13.1cm" svg:y="20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2.05cm" svg:y1="19cm" svg:x2="13.378cm" svg:y2="20.231cm" draw:start-shape="id11" draw:start-glue-point="8" draw:end-shape="id12" draw:end-glue-point="5" svg:d="M12050 19000l1328 1231" svg:viewBox="0 0 1329 1232">
          <text:p/>
        </draw:connector>
        <draw:connector draw:style-name="gr17" draw:text-style-name="P1" draw:layer="layout" draw:type="line" svg:x1="14.722cm" svg:y1="20.231cm" svg:x2="16.05cm" svg:y2="19cm" draw:start-shape="id12" draw:start-glue-point="11" draw:end-shape="id13" draw:end-glue-point="8" svg:d="M14722 20231l1328-1231" svg:viewBox="0 0 1329 1232">
          <text:p/>
        </draw:connector>
        <draw:connector draw:style-name="gr17" draw:text-style-name="P1" draw:layer="layout" draw:type="line" svg:x1="14.05cm" svg:y1="17cm" svg:x2="14.05cm" svg:y2="20.1cm" draw:start-shape="id14" draw:start-glue-point="8" draw:end-shape="id12" draw:end-glue-point="4" svg:d="M14050 17000v3100" svg:viewBox="0 0 1 3101">
          <text:p/>
        </draw:connector>
        <draw:connector draw:style-name="gr17" draw:text-style-name="P1" draw:layer="layout" draw:type="line" svg:x1="13cm" svg:y1="18.55cm" svg:x2="15.1cm" svg:y2="18.55cm" draw:start-shape="id11" draw:start-glue-point="10" draw:end-shape="id13" draw:end-glue-point="6" svg:d="M13000 18550h2100" svg:viewBox="0 0 2101 1">
          <text:p/>
        </draw:connector>
        <draw:connector draw:style-name="gr17" draw:text-style-name="P1" draw:layer="layout" draw:type="line" svg:x1="12.05cm" svg:y1="18.1cm" svg:x2="13.378cm" svg:y2="16.869cm" draw:start-shape="id11" draw:start-glue-point="4" draw:end-shape="id14" draw:end-glue-point="7" svg:d="M12050 18100l1328-1231" svg:viewBox="0 0 1329 1232">
          <text:p/>
        </draw:connector>
        <draw:connector draw:style-name="gr17" draw:text-style-name="P1" draw:layer="layout" draw:type="line" svg:x1="14.722cm" svg:y1="16.869cm" svg:x2="16.05cm" svg:y2="18.1cm" draw:start-shape="id14" draw:start-glue-point="9" draw:end-shape="id13" draw:end-glue-point="4" svg:d="M14722 16869l1328 1231" svg:viewBox="0 0 1329 1232">
          <text:p/>
        </draw:connector>
        <draw:custom-shape draw:style-name="gr10" draw:text-style-name="P11" xml:id="id15" draw:id="id15" draw:layer="layout" svg:width="1.9cm" svg:height="0.9cm" svg:x="1.1cm" svg:y="25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6" draw:id="id16" draw:layer="layout" svg:width="1.9cm" svg:height="0.9cm" svg:x="4.1cm" svg:y="24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8" draw:id="id18" draw:layer="layout" svg:width="1.9cm" svg:height="0.9cm" svg:x="7.1cm" svg:y="26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7" draw:id="id17" draw:layer="layout" svg:width="1.9cm" svg:height="0.9cm" svg:x="7.1cm" svg:y="23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2.722cm" svg:y1="25.231cm" svg:x2="4.1cm" svg:y2="24.55cm" draw:start-shape="id15" draw:start-glue-point="11" draw:end-shape="id16" draw:end-glue-point="6" svg:d="M2722 25231l1378-681" svg:viewBox="0 0 1379 682">
          <text:p/>
        </draw:connector>
        <draw:connector draw:style-name="gr18" draw:text-style-name="P1" draw:layer="layout" draw:type="line" svg:x1="5.722cm" svg:y1="24.231cm" svg:x2="7.1cm" svg:y2="23.55cm" draw:start-shape="id16" draw:start-glue-point="11" draw:end-shape="id17" draw:end-glue-point="6" svg:d="M5722 24231l1378-681" svg:viewBox="0 0 1379 682">
          <text:p/>
        </draw:connector>
        <draw:connector draw:style-name="gr18" draw:text-style-name="P1" draw:layer="layout" draw:type="line" svg:x1="2.722cm" svg:y1="25.869cm" svg:x2="7.1cm" svg:y2="26.55cm" draw:start-shape="id15" draw:start-glue-point="9" draw:end-shape="id18" svg:d="M2722 25869l4378 681" svg:viewBox="0 0 4379 682">
          <text:p/>
        </draw:connector>
        <draw:connector draw:style-name="gr16" draw:text-style-name="P1" draw:layer="layout" draw:type="line" svg:x1="4cm" svg:y1="15.55cm" svg:x2="6.1cm" svg:y2="15.55cm" draw:start-shape="id19" draw:start-glue-point="10" draw:end-shape="id20" svg:d="M4000 15550h2100" svg:viewBox="0 0 2101 1">
          <text:p/>
        </draw:connector>
        <draw:connector draw:style-name="gr16" draw:text-style-name="P1" draw:layer="layout" draw:type="line" svg:x1="3.722cm" svg:y1="15.231cm" svg:x2="6.378cm" svg:y2="13.869cm" draw:start-shape="id19" draw:start-glue-point="11" draw:end-shape="id21" draw:end-glue-point="7" svg:d="M3722 15231l2656-1362" svg:viewBox="0 0 2657 1363">
          <text:p/>
        </draw:connector>
        <draw:connector draw:style-name="gr16" draw:text-style-name="P1" draw:layer="layout" draw:type="line" svg:x1="3.05cm" svg:y1="15.1cm" svg:x2="3.05cm" svg:y2="14cm" draw:start-shape="id19" draw:start-glue-point="4" draw:end-shape="id22" draw:end-glue-point="8" svg:d="M3050 15100v-1100" svg:viewBox="0 0 1 1101">
          <text:p/>
        </draw:connector>
        <draw:custom-shape draw:style-name="gr10" draw:text-style-name="P11" draw:layer="layout" svg:width="1.9cm" svg:height="0.9cm" svg:x="11cm" svg:y="24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2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7.1cm" svg:y="24.1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6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2" draw:layer="layout" svg:x1="12.5cm" svg:y1="24.2cm" svg:x2="14.1cm" svg:y2="22.6cm">
          <text:p text:style-name="P1"><text:span text:style-name="T10">Chunk 1 <text:s text:c="2"/></text:span></text:p>
          <text:p text:style-name="P1"><text:span text:style-name="T10"/></text:p>
        </draw:line>
        <draw:line draw:style-name="gr20" draw:text-style-name="P12" draw:layer="layout" svg:x1="12.5cm" svg:y1="24.9cm" svg:x2="14.1cm" svg:y2="26.5cm">
          <text:p text:style-name="P1"><text:span text:style-name="T10"/></text:p>
          <text:p text:style-name="P1"><text:span text:style-name="T10">Chunk 2 <text:s text:c="2"/></text:span></text:p>
        </draw:line>
        <draw:line draw:style-name="gr20" draw:text-style-name="P12" draw:layer="layout" svg:x1="15.8cm" svg:y1="22.8cm" svg:x2="17.6cm" svg:y2="24.1cm">
          <text:p text:style-name="P1"><text:span text:style-name="T10">Chunk 2 <text:s text:c="3"/></text:span></text:p>
          <text:p text:style-name="P1"><text:span text:style-name="T10"/></text:p>
        </draw:line>
        <draw:line draw:style-name="gr21" draw:text-style-name="P12" draw:layer="layout" svg:x1="16cm" svg:y1="26.5cm" svg:x2="17.6cm" svg:y2="25cm">
          <text:p text:style-name="P1"><text:span text:style-name="T10"/></text:p>
          <text:p text:style-name="P1"><text:span text:style-name="T10">Chunk 2 <text:s text:c="2"/></text:span></text:p>
        </draw:line>
        <draw:line draw:style-name="gr19" draw:text-style-name="P13" draw:layer="layout" svg:x1="14.6cm" svg:y1="23cm" svg:x2="14.6cm" svg:y2="26.2cm">
          <text:p text:style-name="P3"><text:span text:style-name="T10"><text:s/></text:span><text:span text:style-name="T10">Chunk 1</text:span></text:p>
          <text:p text:style-name="P3"><text:span text:style-name="T10"/></text:p>
        </draw:line>
        <draw:line draw:style-name="gr22" draw:text-style-name="P13" draw:layer="layout" svg:x1="15.1cm" svg:y1="23cm" svg:x2="15.1cm" svg:y2="26.1cm">
          <text:p text:style-name="P3"><text:span text:style-name="T10"><text:s/></text:span><text:span text:style-name="T10">Chunk 2</text:span></text:p>
          <text:p text:style-name="P3"><text:span text:style-name="T10"/></text:p>
        </draw:line>
        <draw:line draw:style-name="gr19" draw:text-style-name="P12" draw:layer="layout" svg:x1="16cm" svg:y1="22.5cm" svg:x2="18.2cm" svg:y2="24.1cm">
          <text:p text:style-name="P1"><text:span text:style-name="T10">Chunk 1 <text:s text:c="3"/></text:span></text:p>
          <text:p text:style-name="P1"><text:span text:style-name="T10"/></text:p>
        </draw:line>
        <draw:line draw:style-name="gr23" draw:text-style-name="P15" draw:layer="layout" svg:x1="12.8cm" svg:y1="24.8cm" svg:x2="17.2cm" svg:y2="24.8cm">
          <text:p text:style-name="P14"><text:span text:style-name="T10"/></text:p>
          <text:p text:style-name="P14"><text:span text:style-name="T10">Chunk 3 <text:s text:c="3"/></text:span></text:p>
        </draw:line>
        <draw:line draw:style-name="gr24" draw:text-style-name="P12" draw:layer="layout" svg:x1="15.5cm" svg:y1="23cm" svg:x2="17.3cm" svg:y2="24.3cm">
          <text:p text:style-name="P1"><text:span text:style-name="T10">Chunk 3 <text:s text:c="3"/></text:span></text:p>
          <text:p text:style-name="P1"><text:span text:style-name="T10"/></text:p>
        </draw:line>
        <draw:line draw:style-name="gr24" draw:text-style-name="P12" draw:layer="layout" svg:x1="15.8cm" svg:y1="26.3cm" svg:x2="17.3cm" svg:y2="24.9cm">
          <text:p text:style-name="P1"><text:span text:style-name="T10">Chunk 3 <text:s text:c="3"/></text:span></text:p>
          <text:p text:style-name="P1"><text:span text:style-name="T10"/></text:p>
        </draw:line>
      </draw:page>
      <draw:page draw:name="page3" draw:style-name="dp1" draw:master-page-name="Standard">
        <draw:custom-shape draw:style-name="gr25" draw:text-style-name="P1" draw:layer="layout" svg:width="3cm" svg:height="1cm" svg:x="10.2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cm" svg:height="1cm" svg:x="13.2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cm" svg:height="1cm" svg:x="16.2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cm" svg:height="1cm" svg:x="10.2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cm" svg:height="1cm" svg:x="14.2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cm" svg:height="1cm" svg:x="18.2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cm" svg:height="1cm" svg:x="7.2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3.2cm" svg:height="4cm" svg:x="12.1cm" svg:y="5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4.2cm" svg:y1="5.401cm" svg:x2="7.6cm" svg:y2="2.7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 </text:span></text:p>
          <text:p text:style-name="P1"><text:span text:style-name="T9">again!</text:span></text:p>
        </draw:line>
        <draw:line draw:style-name="gr12" draw:text-style-name="P11" draw:layer="layout" svg:x1="9.9cm" svg:y1="2.201cm" svg:x2="14.2cm" svg:y2="5.3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Announce 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</draw:line>
        <draw:line draw:style-name="gr27" draw:text-style-name="P1" draw:layer="layout" svg:x1="5cm" svg:y1="6cm" svg:x2="8.4cm" svg:y2="6.9cm">
          <text:p/>
        </draw:line>
        <draw:line draw:style-name="gr28" draw:text-style-name="P1" draw:layer="layout" svg:x1="8cm" svg:y1="5.9cm" svg:x2="9cm" svg:y2="7.9cm">
          <text:p/>
        </draw:line>
        <draw:line draw:style-name="gr28" draw:text-style-name="P1" draw:layer="layout" svg:x1="9cm" svg:y1="5.9cm" svg:x2="8cm" svg:y2="7.9cm">
          <text:p/>
        </draw:line>
        <draw:line draw:style-name="gr18" draw:text-style-name="P1" draw:layer="layout" svg:x1="8.4cm" svg:y1="6.9cm" svg:x2="12.4cm" svg:y2="7.9cm">
          <text:p/>
        </draw:line>
        <draw:frame draw:style-name="gr29" draw:text-style-name="P16" draw:layer="layout" svg:width="5.4cm" svg:height="1.95cm" svg:x="5.8cm" svg:y="8.05cm">
          <draw:text-box>
            <text:p text:style-name="P1"><text:span text:style-name="T4">Leecher 1 lost connection to Seeder 2</text:span></text:p>
          </draw:text-box>
        </draw:frame>
        <draw:line draw:style-name="gr30" draw:text-style-name="P1" draw:layer="layout" svg:x1="3cm" svg:y1="12cm" svg:x2="19.2cm" svg:y2="12cm">
          <text:p/>
        </draw:line>
        <draw:line draw:style-name="gr30" draw:text-style-name="P1" draw:layer="layout" svg:x1="3cm" svg:y1="13cm" svg:x2="19.2cm" svg:y2="13cm">
          <text:p/>
        </draw:line>
        <draw:line draw:style-name="gr30" draw:text-style-name="P1" draw:layer="layout" svg:x1="3cm" svg:y1="14cm" svg:x2="19.2cm" svg:y2="14cm">
          <text:p/>
        </draw:line>
        <draw:line draw:style-name="gr30" draw:text-style-name="P1" draw:layer="layout" svg:x1="7.2cm" svg:y1="16cm" svg:x2="7.2cm" svg:y2="11cm">
          <text:p/>
        </draw:line>
        <draw:line draw:style-name="gr30" draw:text-style-name="P1" draw:layer="layout" svg:x1="10.2cm" svg:y1="16cm" svg:x2="10.2cm" svg:y2="11cm">
          <text:p/>
        </draw:line>
        <draw:line draw:style-name="gr30" draw:text-style-name="P1" draw:layer="layout" svg:x1="13.2cm" svg:y1="16cm" svg:x2="13.2cm" svg:y2="11cm">
          <text:p/>
        </draw:line>
        <draw:line draw:style-name="gr30" draw:text-style-name="P1" draw:layer="layout" svg:x1="16.2cm" svg:y1="16cm" svg:x2="16.2cm" svg:y2="11cm">
          <text:p/>
        </draw:line>
        <draw:line draw:style-name="gr30" draw:text-style-name="P1" draw:layer="layout" svg:x1="19.2cm" svg:y1="16cm" svg:x2="19.2cm" svg:y2="11cm">
          <text:p/>
        </draw:line>
        <draw:line draw:style-name="gr30" draw:text-style-name="P1" draw:layer="layout" svg:x1="7.2cm" svg:y1="15cm" svg:x2="19.2cm" svg:y2="15cm">
          <text:p/>
        </draw:line>
        <draw:line draw:style-name="gr31" draw:text-style-name="P1" draw:layer="layout" svg:x1="14.2cm" svg:y1="12cm" svg:x2="14.2cm" svg:y2="16cm">
          <text:p/>
        </draw:line>
        <draw:line draw:style-name="gr31" draw:text-style-name="P1" draw:layer="layout" svg:x1="15.2cm" svg:y1="12cm" svg:x2="15.2cm" svg:y2="16cm">
          <text:p/>
        </draw:line>
        <draw:line draw:style-name="gr31" draw:text-style-name="P1" draw:layer="layout" svg:x1="11.2cm" svg:y1="12cm" svg:x2="11.2cm" svg:y2="16cm">
          <text:p/>
        </draw:line>
        <draw:line draw:style-name="gr31" draw:text-style-name="P1" draw:layer="layout" svg:x1="12.2cm" svg:y1="12cm" svg:x2="12.2cm" svg:y2="16cm">
          <text:p/>
        </draw:line>
        <draw:line draw:style-name="gr31" draw:text-style-name="P1" draw:layer="layout" svg:x1="17.2cm" svg:y1="12cm" svg:x2="17.2cm" svg:y2="16cm">
          <text:p/>
        </draw:line>
        <draw:line draw:style-name="gr31" draw:text-style-name="P1" draw:layer="layout" svg:x1="18.2cm" svg:y1="12cm" svg:x2="18.2cm" svg:y2="16cm">
          <text:p/>
        </draw:line>
        <draw:line draw:style-name="gr31" draw:text-style-name="P1" draw:layer="layout" svg:x1="8.2cm" svg:y1="12cm" svg:x2="8.2cm" svg:y2="16cm">
          <text:p/>
        </draw:line>
        <draw:line draw:style-name="gr31" draw:text-style-name="P1" draw:layer="layout" svg:x1="9.2cm" svg:y1="12cm" svg:x2="9.2cm" svg:y2="16cm">
          <text:p/>
        </draw:line>
        <draw:frame draw:style-name="gr32" draw:text-style-name="P1" draw:layer="layout" svg:width="3cm" svg:height="1.25cm" svg:x="7.2cm" svg:y="11.05cm">
          <draw:text-box>
            <text:p text:style-name="P1">1</text:p>
          </draw:text-box>
        </draw:frame>
        <draw:frame draw:style-name="gr32" draw:text-style-name="P1" draw:layer="layout" svg:width="3cm" svg:height="1.25cm" svg:x="10.2cm" svg:y="11.05cm">
          <draw:text-box>
            <text:p text:style-name="P1">2</text:p>
          </draw:text-box>
        </draw:frame>
        <draw:frame draw:style-name="gr32" draw:text-style-name="P1" draw:layer="layout" svg:width="3cm" svg:height="1.25cm" svg:x="13.2cm" svg:y="11.05cm">
          <draw:text-box>
            <text:p text:style-name="P1">3</text:p>
          </draw:text-box>
        </draw:frame>
        <draw:frame draw:style-name="gr32" draw:text-style-name="P1" draw:layer="layout" svg:width="3cm" svg:height="1.25cm" svg:x="16.2cm" svg:y="11.05cm">
          <draw:text-box>
            <text:p text:style-name="P1">4</text:p>
          </draw:text-box>
        </draw:frame>
        <draw:frame draw:style-name="gr33" draw:text-style-name="P1" draw:layer="layout" svg:width="0.8cm" svg:height="0.8cm" svg:x="4.525cm" svg:y="14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3" draw:text-style-name="P1" draw:layer="layout" svg:width="0.875cm" svg:height="0.922cm" svg:x="4.8cm" svg:y="13.0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1" draw:text-style-name="P1" draw:layer="layout" svg:x1="9.2cm" svg:y1="12cm" svg:x2="9.2cm" svg:y2="16cm">
          <text:p/>
        </draw:line>
        <draw:line draw:style-name="gr30" draw:text-style-name="P1" draw:layer="layout" svg:x1="3cm" svg:y1="15cm" svg:x2="19.2cm" svg:y2="15cm">
          <text:p/>
        </draw:line>
        <draw:frame draw:style-name="gr32" draw:text-style-name="P1" draw:layer="layout" svg:width="3cm" svg:height="1.25cm" svg:x="7.2cm" svg:y="15cm">
          <draw:text-box>
            <text:p text:style-name="P1">1 <text:s text:c="2"/>2 <text:s text:c="2"/>3</text:p>
          </draw:text-box>
        </draw:frame>
        <draw:frame draw:style-name="gr32" draw:text-style-name="P1" draw:layer="layout" svg:width="3cm" svg:height="1.25cm" svg:x="10.2cm" svg:y="15cm">
          <draw:text-box>
            <text:p text:style-name="P1">1 <text:s text:c="2"/>2 <text:s text:c="2"/>3</text:p>
          </draw:text-box>
        </draw:frame>
        <draw:frame draw:style-name="gr32" draw:text-style-name="P1" draw:layer="layout" svg:width="3cm" svg:height="1.25cm" svg:x="13.2cm" svg:y="15cm">
          <draw:text-box>
            <text:p text:style-name="P1">1 <text:s text:c="2"/>2 <text:s text:c="2"/>3</text:p>
          </draw:text-box>
        </draw:frame>
        <draw:frame draw:style-name="gr32" draw:text-style-name="P1" draw:layer="layout" svg:width="3cm" svg:height="1.25cm" svg:x="16.2cm" svg:y="15cm">
          <draw:text-box>
            <text:p text:style-name="P1">1 <text:s text:c="2"/>2 <text:s text:c="2"/>3</text:p>
          </draw:text-box>
        </draw:frame>
        <draw:frame draw:style-name="gr34" draw:text-style-name="P1" draw:layer="layout" svg:width="4cm" svg:height="1.318cm" svg:x="3cm" svg:y="15cm">
          <draw:text-box>
            <text:p text:style-name="P1">Chunk</text:p>
          </draw:text-box>
        </draw:frame>
        <draw:line draw:style-name="gr30" draw:text-style-name="P1" draw:layer="layout" svg:x1="7cm" svg:y1="16cm" svg:x2="7cm" svg:y2="11cm">
          <text:p/>
        </draw:line>
        <draw:line draw:style-name="gr30" draw:text-style-name="P1" draw:layer="layout" svg:x1="7.2cm" svg:y1="16cm" svg:x2="7.2cm" svg:y2="11cm">
          <text:p/>
        </draw:line>
        <draw:frame draw:style-name="gr32" draw:text-style-name="P1" draw:layer="layout" svg:width="4cm" svg:height="1.25cm" svg:x="3cm" svg:y="11.05cm">
          <draw:text-box>
            <text:p text:style-name="P1">Peer</text:p>
          </draw:text-box>
        </draw:frame>
        <draw:frame draw:style-name="gr32" draw:text-style-name="P1" draw:layer="layout" svg:width="2.1cm" svg:height="1.25cm" svg:x="2.8cm" svg:y="13cm">
          <draw:text-box>
            <text:p text:style-name="P1">After</text:p>
          </draw:text-box>
        </draw:frame>
        <draw:frame draw:style-name="gr35" draw:text-style-name="P1" draw:layer="layout" svg:width="2.6cm" svg:height="1.3cm" svg:x="5cm" svg:y="13cm">
          <draw:text-box>
            <text:p text:style-name="P1">sec</text:p>
          </draw:text-box>
        </draw:frame>
        <draw:frame draw:style-name="gr32" draw:text-style-name="P1" draw:layer="layout" svg:width="2.1cm" svg:height="1.25cm" svg:x="2.8cm" svg:y="12cm">
          <draw:text-box>
            <text:p text:style-name="P1">After</text:p>
          </draw:text-box>
        </draw:frame>
        <draw:frame draw:style-name="gr35" draw:text-style-name="P1" draw:layer="layout" svg:width="2.6cm" svg:height="1.3cm" svg:x="5cm" svg:y="12cm">
          <draw:text-box>
            <text:p text:style-name="P1">sec</text:p>
          </draw:text-box>
        </draw:frame>
        <draw:frame draw:style-name="gr32" draw:text-style-name="P1" draw:layer="layout" svg:width="2.1cm" svg:height="1.25cm" svg:x="2.8cm" svg:y="14cm">
          <draw:text-box>
            <text:p text:style-name="P1">After</text:p>
          </draw:text-box>
        </draw:frame>
        <draw:frame draw:style-name="gr35" draw:text-style-name="P1" draw:layer="layout" svg:width="2.6cm" svg:height="1.3cm" svg:x="5cm" svg:y="14cm">
          <draw:text-box>
            <text:p text:style-name="P1">sec</text:p>
          </draw:text-box>
        </draw:frame>
        <draw:frame draw:style-name="gr33" draw:text-style-name="P1" draw:layer="layout" svg:width="0.875cm" svg:height="0.922cm" svg:x="5.025cm" svg:y="14.0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3" draw:text-style-name="P1" draw:layer="layout" svg:width="0.75cm" svg:height="0.922cm" svg:x="4.85cm" svg:y="12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ende_20_3" draw:display-name="Linienende 3" svg:viewBox="0 0 1131 902" svg:d="M564 0l-564 902h1131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09-30T18:15:12.674186000</dc:date>
    <meta:editing-duration>P3DT4H33M54S</meta:editing-duration>
    <meta:editing-cycles>163</meta:editing-cycles>
    <meta:generator>LibreOffice/4.2.6.3$MacOSX_x86 LibreOffice_project/3fd416d4c6db7d3204c17ce57a1d70f6e531ee21</meta:generator>
    <meta:document-statistic meta:object-count="160"/>
  </office:meta>
</office:document-meta>
</file>

<file path=Object 1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